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4da9" officeooo:paragraph-rsid="00064da9"/>
    </style:style>
    <style:style style:name="P2" style:family="paragraph" style:parent-style-name="Standard">
      <style:text-properties officeooo:rsid="0007769c" officeooo:paragraph-rsid="0007769c"/>
    </style:style>
    <style:style style:name="P3" style:family="paragraph" style:parent-style-name="Standard">
      <style:paragraph-properties fo:text-align="end" style:justify-single-word="false"/>
      <style:text-properties fo:font-weight="bold" officeooo:rsid="00192436" officeooo:paragraph-rsid="0007769c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20afe1" officeooo:paragraph-rsid="0007769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340733" officeooo:paragraph-rsid="0007769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92436" officeooo:paragraph-rsid="0007769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officeooo:rsid="0007769c" officeooo:paragraph-rsid="0007769c" style:font-size-asian="12pt" style:font-size-complex="12pt"/>
    </style:style>
    <style:style style:name="P8" style:family="paragraph" style:parent-style-name="Standard">
      <style:text-properties fo:font-size="12pt" officeooo:rsid="0007769c" officeooo:paragraph-rsid="00080e9d" style:font-size-asian="12pt" style:font-size-complex="12pt"/>
    </style:style>
    <style:style style:name="P9" style:family="paragraph" style:parent-style-name="Standard">
      <style:text-properties fo:font-size="12pt" officeooo:rsid="00080e9d" officeooo:paragraph-rsid="00080e9d" style:font-size-asian="12pt" style:font-size-complex="12pt"/>
    </style:style>
    <style:style style:name="P10" style:family="paragraph" style:parent-style-name="Standard">
      <style:text-properties fo:color="#000000" fo:font-size="12pt" fo:font-weight="normal" officeooo:rsid="00080e9d" officeooo:paragraph-rsid="00080e9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fo:font-weight="normal" officeooo:rsid="0008efba" officeooo:paragraph-rsid="00080e9d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font-weight="bold" officeooo:rsid="00080e9d" officeooo:paragraph-rsid="00080e9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officeooo:rsid="0007769c" officeooo:paragraph-rsid="00080e9d" style:font-size-asian="12pt" style:font-size-complex="12pt"/>
    </style:style>
    <style:style style:name="P14" style:family="paragraph" style:parent-style-name="Standard">
      <style:text-properties fo:font-size="12pt" fo:font-weight="bold" officeooo:rsid="0007769c" officeooo:paragraph-rsid="0007769c" style:font-size-asian="12pt" style:font-weight-asian="bold" style:font-size-complex="12pt" style:font-weight-complex="bold"/>
    </style:style>
    <style:style style:name="T1" style:family="text">
      <style:text-properties officeooo:rsid="0007769c"/>
    </style:style>
    <style:style style:name="T2" style:family="text">
      <style:text-properties officeooo:rsid="00351e76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31e88e" style:font-weight-asian="normal" style:font-weight-complex="normal"/>
    </style:style>
    <style:style style:name="T5" style:family="text">
      <style:text-properties fo:color="#000000" fo:font-weight="normal" officeooo:rsid="00080e9d" style:font-weight-asian="normal" style:font-weight-complex="normal"/>
    </style:style>
    <style:style style:name="T6" style:family="text">
      <style:text-properties fo:color="#000000" fo:font-weight="normal" officeooo:rsid="0008efba" style:font-weight-asian="normal" style:font-weight-complex="normal"/>
    </style:style>
    <style:style style:name="T7" style:family="text">
      <style:text-properties fo:color="#000000" fo:font-weight="normal" officeooo:rsid="00092d41" style:font-weight-asian="normal" style:font-weight-complex="normal"/>
    </style:style>
    <style:style style:name="T8" style:family="text">
      <style:text-properties fo:color="#000000" fo:font-weight="normal" officeooo:rsid="0009f445" style:font-weight-asian="normal" style:font-weight-complex="normal"/>
    </style:style>
    <style:style style:name="T9" style:family="text">
      <style:text-properties fo:color="#000000" fo:font-weight="normal" officeooo:rsid="000bc0e4" style:font-weight-asian="normal" style:font-weight-complex="normal"/>
    </style:style>
    <style:style style:name="T10" style:family="text">
      <style:text-properties fo:color="#000000" fo:font-weight="normal" officeooo:rsid="000d6d8c" style:font-weight-asian="normal" style:font-weight-complex="normal"/>
    </style:style>
    <style:style style:name="T11" style:family="text">
      <style:text-properties fo:color="#000000" fo:font-weight="normal" officeooo:rsid="000f0a27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0de850"/>
    </style:style>
    <style:style style:name="T14" style:family="text">
      <style:text-properties fo:font-weight="normal" officeooo:rsid="000de850" style:font-weight-asian="normal" style:font-weight-complex="normal"/>
    </style:style>
    <style:style style:name="T15" style:family="text">
      <style:text-properties fo:font-weight="normal" officeooo:rsid="000e090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a Fronteira Sul</text:p>
      <text:p text:style-name="P5">Curso de Ciência da Computação</text:p>
      <text:p text:style-name="P6"/>
      <text:p text:style-name="P6">Relatório de aplicação desenvolvida com<text:span text:style-name="T2">o</text:span> trabalho <text:span text:style-name="T1">2</text:span> da disciplina de tópicos em desenvolvimento web.</text:p>
      <text:p text:style-name="P4">Prof: Andressa</text:p>
      <text:p text:style-name="P3"><text:span text:style-name="T2">Aluno:</text:span> Geovani Kostulski</text:p>
      <text:p text:style-name="P1"/>
      <text:p text:style-name="P2"><text:tab/><text:span text:style-name="T12">O atual projeto toma como base o projeto antigo desenvolvido e entregue no projeto 1. Todo o site que foi desenvolvido no projeto 1 foi reprogramado no projeto 2.</text:span></text:p>
      <text:p text:style-name="P7"/>
      <text:p text:style-name="P14">Mudanças: </text:p>
      <text:p text:style-name="P7"><text:tab/>O sistema de links de páginas foi alterado. Agora o sistema web é composto por uma grande página com todas as informações. No menu principal os links direcionam conteúdos específicos na mesma página em vez de direcionar novas páginas.</text:p>
      <text:p text:style-name="P7"/>
      <text:p text:style-name="P12">Organização do site da Enviar:</text:p>
      <text:p text:style-name="P9"><text:span text:style-name="T3"><text:tab/></text:span><text:span text:style-name="T6">Os setores considerados com maior importância foram colocados estaticamente no html do site são eles o &lt;head&gt; o &lt;nav&gt;, a imagem de fundo da página quem somos assim como a descrição da empresa. <text:s/></text:span><text:span text:style-name="T7">Esses dados são de suma importância para a aplicação, então devem ser carregados de forma </text:span><text:span text:style-name="T11">consistente</text:span><text:span text:style-name="T7">. <text:s/></text:span><text:span text:style-name="T8">Os demais setores do site são carregados através de templates. Então, se houver algum erro no carregamento, o setor defeituoso não será carregado mas o restante da aplicaão estará disponível normalmente. Dessa forma podemos manutenir o código sem que a aplicação sofra algum tipo de indisponibilidade, apenas é claro do setor defeituoso.</text:span><text:span text:style-name="T7"> </text:span></text:p>
      <text:p text:style-name="P9"><text:span text:style-name="T7"><text:tab/></text:span><text:span text:style-name="T9">São 8 templates responsáveis pelos setores de demosntração da ferramenta, demonstração de produtos, spam, teste de envio, contato, cadastro de cliente e rodapé. </text:span></text:p>
      <text:p text:style-name="P11"/>
      <text:p text:style-name="P14">Dados novos:</text:p>
      <text:p text:style-name="P14"><text:tab/><text:span text:style-name="T14">Nesse novo projeto foi necessária a criação de uma pasta chmada public para a manipulação das imagens </text:span><text:span text:style-name="T15">presentes n</text:span><text:span text:style-name="T14">o sistema web.</text:span></text:p>
      <text:p text:style-name="P8"><text:tab/>Foi adicionado ao sistema um pacote de login, o <text:span text:style-name="T4">accounts-ui accounts-password, </text:span><text:span text:style-name="T5">através dele é possível realizar o login na aplicação. Para isso é necessário inserir um e-mail e uma senha válida. </text:span><text:span text:style-name="T10">Foi adicionado também o arquivo banco.js o qual inclui o mongodb para a aplicação.</text:span></text:p>
      <text:p text:style-name="P8"><text:span text:style-name="T5"><text:tab/></text:span><text:span text:style-name="T10">O cadastro de clientes no link área do cliente realizaria o cadastro dos mesmo no sistema. Mas por algum motivo a inserção dos dados não aparece no banco.</text:span></text:p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00:53:06.088000000</meta:creation-date>
    <dc:date>2017-07-07T12:12:50.779000000</dc:date>
    <meta:editing-duration>PT1H14M13S</meta:editing-duration>
    <meta:editing-cycles>9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5" meta:word-count="323" meta:character-count="2015" meta:non-whitespace-character-count="1695"/>
  </office:meta>
</office:document-meta>
</file>